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4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 table:number-rows-repeated="652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 table:number-rows-repeated="6545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 table:number-rows-repeated="65527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2">12/12/2006</text:date>, <text:time>18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73</meta:generator>
    <meta:initial-creator>Neil Wilson</meta:initial-creator>
    <meta:creation-date>2006-02-08T14:07:35</meta:creation-date>
    <dc:creator>Neil Wilson</dc:creator>
    <dc:date>2006-12-12T18:10:52</dc:date>
    <dc:language>en-US</dc:language>
    <meta:editing-cycles>109</meta:editing-cycles>
    <meta:editing-duration>PT19H12M22S</meta:editing-duration>
    <meta:user-defined meta:name="Info 1"/>
    <meta:user-defined meta:name="Info 2"/>
    <meta:user-defined meta:name="Info 3"/>
    <meta:user-defined meta:name="Info 4"/>
    <meta:document-statistic meta:table-count="9" meta:cell-count="862"/>
  </office:meta>
</office:document-meta>
</file>